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005084" officeooo:paragraph-rsid="00005084"/>
    </style:style>
    <style:style style:name="P2" style:family="paragraph" style:parent-style-name="Standard">
      <style:paragraph-properties fo:text-align="justify" style:justify-single-word="false"/>
      <style:text-properties officeooo:rsid="00005084" officeooo:paragraph-rsid="00005084"/>
    </style:style>
    <style:style style:name="P3" style:family="paragraph" style:parent-style-name="Standard">
      <style:paragraph-properties fo:text-align="justify" style:justify-single-word="false"/>
      <style:text-properties officeooo:rsid="0001f91c" officeooo:paragraph-rsid="0001f91c"/>
    </style:style>
    <style:style style:name="P4" style:family="paragraph" style:parent-style-name="Standard">
      <style:paragraph-properties fo:text-align="justify" style:justify-single-word="false"/>
      <style:text-properties officeooo:rsid="0001f91c" officeooo:paragraph-rsid="000a34f3"/>
    </style:style>
    <style:style style:name="P5" style:family="paragraph" style:parent-style-name="Standard">
      <style:paragraph-properties fo:margin-left="0cm" fo:margin-right="0cm" fo:text-align="justify" style:justify-single-word="false" fo:text-indent="0cm" style:auto-text-indent="false"/>
      <style:text-properties officeooo:rsid="0001f91c" officeooo:paragraph-rsid="0001f91c"/>
    </style:style>
    <style:style style:name="P6" style:family="paragraph" style:parent-style-name="Standard">
      <style:paragraph-properties fo:margin-left="0cm" fo:margin-right="0cm" fo:text-align="justify" style:justify-single-word="false" fo:text-indent="0cm" style:auto-text-indent="false"/>
      <style:text-properties officeooo:rsid="000612e9" officeooo:paragraph-rsid="000612e9"/>
    </style:style>
    <style:style style:name="P7" style:family="paragraph" style:parent-style-name="Standard">
      <style:paragraph-properties fo:margin-left="0cm" fo:margin-right="0cm" fo:text-align="justify" style:justify-single-word="false" fo:text-indent="0cm" style:auto-text-indent="false"/>
      <style:text-properties officeooo:rsid="000cf908" officeooo:paragraph-rsid="000cf908"/>
    </style:style>
    <style:style style:name="T1" style:family="text">
      <style:text-properties officeooo:rsid="0001f91c"/>
    </style:style>
    <style:style style:name="T2" style:family="text">
      <style:text-properties officeooo:rsid="0002ee93"/>
    </style:style>
    <style:style style:name="T3" style:family="text">
      <style:text-properties officeooo:rsid="0003fd84"/>
    </style:style>
    <style:style style:name="T4" style:family="text">
      <style:text-properties fo:color="#ff3333"/>
    </style:style>
    <style:style style:name="T5" style:family="text">
      <style:text-properties officeooo:rsid="000a34f3"/>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2ee93"/>
    </style:style>
    <style:style style:name="T8" style:family="text">
      <style:text-properties style:text-underline-style="solid" style:text-underline-width="auto" style:text-underline-color="font-color" officeooo:rsid="000e56f7"/>
    </style:style>
    <style:style style:name="T9" style:family="text">
      <style:text-properties style:text-underline-style="none"/>
    </style:style>
    <style:style style:name="T10" style:family="text">
      <style:text-properties officeooo:rsid="000e56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3</text:p>
      <text:p text:style-name="P1"/>
      <text:p text:style-name="P2">sujet : Doit on <text:span text:style-name="T1">t</text:span>oujours associer sport et contrôle des corps depuis la fin du 19ème siècle ? </text:p>
      <text:p text:style-name="P2"/>
      <text:p text:style-name="P3">Toujours = <text:span text:style-name="T2">signifie sqns interruptions, ici que le sport et le contrôle du corps est indissociable</text:span></text:p>
      <text:p text:style-name="P3"><text:span text:style-name="T4">associer</text:span> = <text:span text:style-name="T2">regrouper ensemble, les mettres ensemble car l’un entraine l’autre, qu’ils ont des point commun ou complementaire ; ici est ce pck le fait de faire du sport entraine le contrôle du corps qu’on l’utilise ou pck il permet ce contrôle par la decouverte des fonctionalités motrices mise en action dans le cadre du sport et que l’on pousse à s’améliorer, association plus ou moins visible</text:span></text:p>
      <text:p text:style-name="P3"/>
      <text:p text:style-name="P4">sport = <text:span text:style-name="T2">activité physique institutionaliser, peut etre élargi à l’education physique et sportive, </text:span><text:span text:style-name="T7">loisir/haut nivea</text:span><text:span text:style-name="T8">u</text:span><text:span text:style-name="T7">/masse</text:span></text:p>
      <text:p text:style-name="P3">contrôle des corps = <text:span text:style-name="T2">contrôle de ses capacités fonctionnelles, physiques , </text:span><text:span text:style-name="T7">son corps/celui des autres</text:span></text:p>
      <text:p text:style-name="P5"/>
      <text:p text:style-name="P5">C<text:span text:style-name="T2">omment peut on </text:span>associer sport et contrôle du corps, est ce indissociable, quels sont les periodes ou ils sont associer, quels en sont les raisons ? <text:span text:style-name="T3">A quoi associe t’on le sport egalement ? </text:span></text:p>
      <text:p text:style-name="P5"/>
      <text:p text:style-name="P6">Associer, le verbe donne trois sens et trois parties qui correspondent à des parties historiques, le degres d’association du sport au contrôl<text:span text:style-name="T10">e</text:span> des corps : <text:span text:style-name="T5">pas d’association, association partiel, integration du sport au contrôle des sports</text:span></text:p>
      <text:p text:style-name="P6"/>
      <text:p text:style-name="P7">19eme → 1930 visible, lien moyen, masse, <text:span text:style-name="T6">social</text:span><text:span text:style-name="T9"> demarquation, pas de melange, corps des autres</text:span></text:p>
      <text:p text:style-name="P7">1930→ 1980 visible, lien fort, <text:s/>politisé, haut niveau, corps des autres</text:p>
      <text:p text:style-name="P7">1980 → nos jours, invisible, economique, masse, corps de soi</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6:17:07.990792000</meta:creation-date>
    <dc:date>2017-05-01T17:56:30.724246000</dc:date>
    <meta:editing-duration>PT1H5M1S</meta:editing-duration>
    <meta:editing-cycles>10</meta:editing-cycles>
    <meta:generator>LibreOffice/5.1.5.2$MacOSX_X86_64 LibreOffice_project/7a864d8825610a8c07cfc3bc01dd4fce6a9447e5</meta:generator>
    <meta:document-statistic meta:table-count="0" meta:image-count="0" meta:object-count="0" meta:page-count="1" meta:paragraph-count="11" meta:word-count="238" meta:character-count="1465" meta:non-whitespace-character-count="1235"/>
  </office:meta>
</office:document-meta>
</file>